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480b" officeooo:paragraph-rsid="00034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was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4.3.5.2$Windows_x86 LibreOffice_project/3a87456aaa6a95c63eea1c1b3201acedf0751bd5</meta:generator>
    <dc:date>2015-03-14T15:02:29.538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